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e6e6e6" style:font-weight-asian="bold" style:font-weight-complex="bold"/>
    </style:style>
    <style:style style:name="T3" style:family="text">
      <style:text-properties fo:font-weight="bold" fo:background-color="transparent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fo:background-color="transparent" style:font-weight-asian="normal" style:font-weight-complex="normal"/>
    </style:style>
    <style:style style:name="T7" style:family="text">
      <style:text-properties style:text-underline-style="solid" style:text-underline-type="double" style:text-underline-width="auto" style:text-underline-color="font-color" fo:font-weight="bold" style:font-weight-asian="bold" style:font-weight-complex="bold"/>
    </style:style>
    <style:style style:name="T8" style:family="text">
      <style:text-properties style:text-underline-style="solid" style:text-underline-type="double" style:text-underline-width="auto" style:text-underline-color="font-color" fo:font-weight="bold" fo:background-color="#e6e6e6" style:font-weight-asian="bold" style:font-weight-complex="bold"/>
    </style:style>
    <style:style style:name="T9" style:family="text">
      <style:text-properties style:text-underline-style="solid" style:text-underline-type="double" style:text-underline-width="auto" style:text-underline-color="font-color" fo:font-weight="bold" fo:background-color="transparent" style:font-weight-asian="bold" style:font-weight-complex="bold"/>
    </style:style>
    <style:style style:name="T10" style:family="text">
      <style:text-properties style:text-underline-style="solid" style:text-underline-type="double" style:text-underline-width="auto" style:text-underline-color="font-color" fo:font-weight="normal" fo:background-color="transparent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4.2.3 SUBFLUXO: <text:span text:style-name="T1">Analisar e Documentar Requisitos</text:span></text:p>
      <text:p text:style-name="Standard"/>
      <text:p text:style-name="Standard">Substituição <text:span text:style-name="T4">Desenvolver a Visão do Sistema</text:span> por <text:span text:style-name="T4">Analisar e Documentar Requisitos <text:s/></text:span>p. 100</text:p>
      <text:p text:style-name="Standard">Onde ficam os requisitos de usuário e de sistema no WRE process <text:tab/><text:tab/>p. 100</text:p>
      <text:p text:style-name="Standard">Lacuna do RUP quanto visão integração funcional / não-funcional<text:tab/><text:tab/><text:tab/>p. 101</text:p>
      <text:p text:style-name="Standard">Reexecução das atividades : </text:p>
      <text:p text:style-name="Standard"><text:tab/><text:tab/><text:tab/><text:tab/><text:tab/><text:tab/><text:tab/><text:tab/><text:tab/><text:tab/><text:tab/>p. 101</text:p>
      <text:p text:style-name="Standard"><text:tab/><text:tab/> Capturar o vocabulário do Domínio</text:p>
      <text:p text:style-name="Standard"><text:tab/><text:tab/> Encontrar Atores e Casos de Uso <text:s/></text:p>
      <text:p text:style-name="Standard"><text:tab/><text:tab/> Encontrar RNFs</text:p>
      <text:p text:style-name="Standard"><text:tab/><text:tab/> Gerenciar Dependências</text:p>
      <text:p text:style-name="Standard"/>
      <text:p text:style-name="Standard">4.2.3.1 <text:span text:style-name="T5">Atividade: </text:span><text:span text:style-name="T1">Encontrar Atores e Casos de Uso</text:span></text:p>
      <text:p text:style-name="P1"/>
      <text:p text:style-name="Standard"><text:span text:style-name="T5">Adicionamento de informações que não tinham sido identificadas</text:span><text:span text:style-name="T1"> <text:tab/><text:tab/><text:tab/></text:span><text:span text:style-name="T5">p. 101</text:span></text:p>
      <text:p text:style-name="P2">Modelo de caso de uso <text:s/>refinado <text:tab/><text:tab/><text:tab/><text:tab/><text:tab/><text:tab/><text:tab/>p. 102</text:p>
      <text:p text:style-name="P2"/>
      <text:p text:style-name="Standard"><text:span text:style-name="T5">4.2.3.2 Atividade:</text:span><text:span text:style-name="T1"> </text:span><text:span text:style-name="T2">Documentar Requisitos</text:span><text:span text:style-name="T1"><text:tab/><text:tab/><text:tab/><text:tab/><text:tab/><text:tab/></text:span></text:p>
      <text:p text:style-name="P2"/>
      <text:p text:style-name="P2">Desenvolver visão funcional do software baseado nos artefatos produzidos<text:tab/>p. 103</text:p>
      <text:p text:style-name="P2">A necessidade de Diferentes Níveis de especificação de sistema<text:tab/><text:tab/><text:tab/>p. 103</text:p>
      <text:p text:style-name="P2"><text:tab/><text:tab/>Documento de Requisitos</text:p>
      <text:p text:style-name="P2"><text:tab/><text:tab/>Especificação de Casos de Uso</text:p>
      <text:p text:style-name="P2">Sobre os Documento de Requisitos e da Especificação do Casos de Uso<text:tab/><text:tab/>p. 103</text:p>
      <text:p text:style-name="P2"/>
      <text:p text:style-name="Standard"><text:span text:style-name="T5">4.2.3.2.1 Artefato</text:span><text:span text:style-name="T6">:</text:span><text:span text:style-name="T10"> </text:span><text:span text:style-name="T9">Documento de Requisitos </text:span><text:span text:style-name="T3"><text:s/></text:span></text:p>
      <text:p text:style-name="P2"><text:s/></text:p>
      <text:p text:style-name="P2">Proposto um modelo de Documento de Requisitos<text:tab/><text:tab/><text:tab/><text:tab/><text:tab/>p. 104</text:p>
      <text:p text:style-name="P2">Tipos de Prioridades de requisitos<text:tab/><text:tab/><text:tab/><text:tab/><text:tab/><text:tab/><text:tab/>p. 104</text:p>
      <text:p text:style-name="P2">Seção Requisitos Não-Funcionais <text:s/>segundo classificação de samerville <text:tab/><text:tab/>p. 104</text:p>
      <text:p text:style-name="P2"><text:tab/></text:p>
      <text:p text:style-name="P2">4.2.3.2.2 Artefato : <text:span text:style-name="T7">Documento de Especificação de Casos de Uso</text:span></text:p>
      <text:p text:style-name="P2"/>
      <text:p text:style-name="P2">A base de informações para <text:s/><text:tab/> especificar Casos de Uso<text:tab/><text:tab/><text:tab/><text:tab/>p. 106</text:p>
      <text:p text:style-name="P2">Dois motivos da utilidade de Cenários (Leite, e Cysneiros)<text:tab/><text:tab/><text:tab/><text:tab/>p. 106</text:p>
      <text:p text:style-name="P2">Formas de Representação de Especificações de casos de usos</text:p>
      <text:p text:style-name="P2"><text:tab/><text:tab/>um documento para cada caso de uso (sistema grande)<text:tab/><text:tab/>p. 106</text:p>
      <text:p text:style-name="P2"><text:tab/><text:tab/>um documento com um conjunto de casos de uso do pacote (sistemas pequeno) p. 106 </text:p>
      <text:p text:style-name="P2"><text:tab/><text:tab/>um documento único com um conjunto de todos os casos de uso do sistema p. 106</text:p>
      <text:p text:style-name="P2"/>
      <text:p text:style-name="P2">4.2.3.3 Atividade: <text:span text:style-name="T8">Integrar Visão Funcional e Não-Funcional</text:span></text:p>
      <text:p text:style-name="P2"/>
      <text:p text:style-name="P2"><text:tab/><text:tab/></text:p>
      <text:p text:style-name="P2">Integração de RNF a Casos de uso proposta por Cysneiros<text:tab/><text:tab/><text:tab/><text:tab/>p. 107</text:p>
      <text:p text:style-name="P2">integraçao de RNF a modelo e especificação de Caso de Uso<text:tab/><text:tab/><text:tab/>p. 108</text:p>
      <text:p text:style-name="P2"><text:soft-page-break/>Concentração em RNFs primários, p.ex: Segurança, Performance, Distribuição<text:tab/>p. 108</text:p>
      <text:p text:style-name="P2">Explicação da estratégia de integração supracitada<text:tab/><text:tab/><text:tab/><text:tab/><text:tab/>p. 108</text:p>
      <text:p text:style-name="P2">Sobrecarga aceitável nos trabalhos de Engenharia de Requisitos<text:tab/><text:tab/><text:tab/>p. 108</text:p>
      <text:p text:style-name="P2">Comentário sobre grafo da figura 4.5; diagrama de caso de uso fig 4.8<text:tab/><text:tab/>p. 108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Nimbus Roman No9 L" fo:font-size="12pt" fo:language="pt" fo:country="BR" style:letter-kerning="true" style:font-name-asian="DejaVu 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sans1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7$Build-9229</meta:generator>
    <meta:creation-date>2011-01-20T09:14:54</meta:creation-date>
    <dc:date>2011-01-23T11:05:35</dc:date>
    <meta:editing-cycles>64</meta:editing-cycles>
    <meta:editing-duration>PT15H25M2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40" meta:word-count="327" meta:character-count="2118"/>
  </office:meta>
</office:document-meta>
</file>